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officeooo:rsid="000480c3" officeooo:paragraph-rsid="000480c3"/>
    </style:style>
    <style:style style:name="P2" style:family="paragraph" style:parent-style-name="Standard">
      <style:paragraph-properties fo:line-height="115%"/>
      <style:text-properties fo:font-weight="bold" officeooo:rsid="0007e137" officeooo:paragraph-rsid="0007e137" style:font-weight-asian="bold" style:font-weight-complex="bold"/>
    </style:style>
    <style:style style:name="P3" style:family="paragraph" style:parent-style-name="Standard">
      <style:paragraph-properties fo:line-height="115%"/>
      <style:text-properties fo:font-weight="bold" officeooo:rsid="0005ccda" officeooo:paragraph-rsid="000480c3" style:font-weight-asian="bold" style:font-weight-complex="bold"/>
    </style:style>
    <style:style style:name="P4" style:family="paragraph" style:parent-style-name="Standard">
      <style:paragraph-properties fo:line-height="115%"/>
      <style:text-properties fo:font-weight="bold" officeooo:rsid="0008e08e" officeooo:paragraph-rsid="0008e08e" style:font-weight-asian="bold" style:font-weight-complex="bold"/>
    </style:style>
    <style:style style:name="P5" style:family="paragraph" style:parent-style-name="Standard">
      <style:paragraph-properties fo:line-height="115%"/>
      <style:text-properties style:text-underline-style="none" fo:font-weight="bold" officeooo:rsid="000a8a45" officeooo:paragraph-rsid="000a8a45" style:font-weight-asian="bold" style:font-weight-complex="bold"/>
    </style:style>
    <style:style style:name="P6" style:family="paragraph" style:parent-style-name="Standard">
      <style:paragraph-properties fo:line-height="115%"/>
      <style:text-properties fo:font-weight="normal" officeooo:rsid="0005ccda" officeooo:paragraph-rsid="000480c3" style:font-weight-asian="normal" style:font-weight-complex="normal"/>
    </style:style>
    <style:style style:name="P7" style:family="paragraph" style:parent-style-name="Standard">
      <style:paragraph-properties fo:line-height="115%" fo:text-align="justify" style:justify-single-word="false"/>
      <style:text-properties fo:font-weight="normal" officeooo:rsid="0018ac1c" officeooo:paragraph-rsid="0018ac1c" style:font-weight-asian="normal" style:font-weight-complex="normal"/>
    </style:style>
    <style:style style:name="P8" style:family="paragraph" style:parent-style-name="Standard" style:list-style-name="L1">
      <style:paragraph-properties fo:line-height="115%" fo:text-align="justify" style:justify-single-word="false"/>
      <style:text-properties fo:font-weight="normal" officeooo:rsid="0018ac1c" officeooo:paragraph-rsid="0018ac1c" style:font-weight-asian="normal" style:font-weight-complex="normal"/>
    </style:style>
    <style:style style:name="P9" style:family="paragraph" style:parent-style-name="Standard">
      <style:paragraph-properties fo:line-height="115%" fo:text-align="justify" style:justify-single-word="false"/>
      <style:text-properties fo:font-weight="normal" officeooo:rsid="0005ccda" officeooo:paragraph-rsid="000480c3" style:font-weight-asian="normal" style:font-weight-complex="normal"/>
    </style:style>
    <style:style style:name="P10" style:family="paragraph" style:parent-style-name="Standard">
      <style:paragraph-properties fo:line-height="115%" fo:text-align="justify" style:justify-single-word="false"/>
      <style:text-properties fo:font-weight="normal" officeooo:rsid="000b0779" officeooo:paragraph-rsid="000b0779" style:font-weight-asian="normal" style:font-weight-complex="normal"/>
    </style:style>
    <style:style style:name="P11" style:family="paragraph" style:parent-style-name="Standard">
      <style:paragraph-properties fo:line-height="115%" fo:text-align="justify" style:justify-single-word="false"/>
      <style:text-properties fo:font-weight="normal" officeooo:rsid="0008e08e" officeooo:paragraph-rsid="0008e08e" style:font-weight-asian="normal" style:font-weight-complex="normal"/>
    </style:style>
    <style:style style:name="P12" style:family="paragraph" style:parent-style-name="Standard">
      <style:paragraph-properties fo:line-height="115%" fo:text-align="justify" style:justify-single-word="false"/>
      <style:text-properties fo:font-weight="normal" officeooo:rsid="000a3f92" officeooo:paragraph-rsid="000a8a45" style:font-weight-asian="normal" style:font-weight-complex="normal"/>
    </style:style>
    <style:style style:name="P13" style:family="paragraph" style:parent-style-name="Standard">
      <style:paragraph-properties fo:line-height="115%" fo:text-align="justify" style:justify-single-word="false"/>
      <style:text-properties fo:font-weight="normal" officeooo:rsid="000baa32" officeooo:paragraph-rsid="000baa32" style:font-weight-asian="normal" style:font-weight-complex="normal"/>
    </style:style>
    <style:style style:name="P14" style:family="paragraph" style:parent-style-name="Standard">
      <style:paragraph-properties fo:line-height="115%" fo:text-align="justify" style:justify-single-word="false"/>
      <style:text-properties fo:font-weight="normal" officeooo:rsid="000fa630" officeooo:paragraph-rsid="000fa630"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3e28c" officeooo:paragraph-rsid="0013e28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562ae" officeooo:paragraph-rsid="001562ae" style:font-weight-asian="normal" style:font-weight-complex="normal"/>
    </style:style>
    <style:style style:name="P17" style:family="paragraph" style:parent-style-name="Standard">
      <style:paragraph-properties fo:line-height="115%" fo:text-align="justify" style:justify-single-word="false"/>
      <style:text-properties fo:font-weight="normal" officeooo:rsid="00187216" officeooo:paragraph-rsid="00187216" style:font-weight-asian="normal" style:font-weight-complex="normal"/>
    </style:style>
    <style:style style:name="P18" style:family="paragraph" style:parent-style-name="Standard">
      <style:paragraph-properties fo:line-height="115%" fo:text-align="justify" style:justify-single-word="false"/>
      <style:text-properties fo:font-style="normal" fo:font-weight="normal" officeooo:rsid="0018ac1c" officeooo:paragraph-rsid="0018ac1c"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font-style="normal" fo:font-weight="normal" officeooo:rsid="0018ac1c" officeooo:paragraph-rsid="00187216"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font-style="normal" fo:font-weight="normal" officeooo:rsid="001934ea" officeooo:paragraph-rsid="001934ea" style:font-style-asian="normal" style:font-weight-asian="normal" style:font-style-complex="normal" style:font-weight-complex="normal"/>
    </style:style>
    <style:style style:name="P21" style:family="paragraph" style:parent-style-name="Standard">
      <style:paragraph-properties fo:line-height="115%"/>
      <style:text-properties fo:font-style="normal" fo:font-weight="normal" officeooo:rsid="001a2654" officeooo:paragraph-rsid="001a2654"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1a2654" officeooo:paragraph-rsid="001a2654"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08e08e" officeooo:paragraph-rsid="0008e08e" style:font-style-asian="normal" style:font-weight-asian="normal" style:font-style-complex="normal" style:font-weight-complex="normal"/>
    </style:style>
    <style:style style:name="P24" style:family="paragraph" style:parent-style-name="Standard">
      <style:paragraph-properties fo:line-height="115%"/>
      <style:text-properties fo:font-style="normal" fo:font-weight="normal" officeooo:rsid="001befe6" officeooo:paragraph-rsid="001befe6" style:font-style-asian="normal" style:font-weight-asian="normal" style:font-style-complex="normal" style:font-weight-complex="normal"/>
    </style:style>
    <style:style style:name="P25" style:family="paragraph" style:parent-style-name="Standard" style:list-style-name="L3">
      <style:paragraph-properties fo:line-height="115%"/>
      <style:text-properties fo:font-style="normal" fo:font-weight="normal" officeooo:rsid="001befe6" officeooo:paragraph-rsid="001befe6" style:font-style-asian="normal" style:font-weight-asian="normal" style:font-style-complex="normal" style:font-weight-complex="normal"/>
    </style:style>
    <style:style style:name="P26" style:family="paragraph" style:parent-style-name="Standard">
      <style:paragraph-properties fo:line-height="115%"/>
      <style:text-properties fo:font-style="normal" fo:font-weight="normal" officeooo:rsid="001e8982" officeooo:paragraph-rsid="001e8982" style:font-style-asian="normal" style:font-weight-asian="normal" style:font-style-complex="normal" style:font-weight-complex="normal"/>
    </style:style>
    <style:style style:name="P27" style:family="paragraph" style:parent-style-name="Standard">
      <style:paragraph-properties fo:line-height="115%"/>
      <style:text-properties fo:font-style="normal" fo:font-weight="bold" officeooo:rsid="001a2654" officeooo:paragraph-rsid="001a2654" style:font-style-asian="normal" style:font-weight-asian="bold" style:font-style-complex="normal" style:font-weight-complex="bold"/>
    </style:style>
    <style:style style:name="P28" style:family="paragraph" style:parent-style-name="Standard" style:list-style-name="L2">
      <style:paragraph-properties fo:line-height="115%"/>
      <style:text-properties officeooo:rsid="000480c3" officeooo:paragraph-rsid="000480c3"/>
    </style:style>
    <style:style style:name="P29" style:family="paragraph" style:parent-style-name="Standard" style:list-style-name="L2">
      <style:paragraph-properties fo:line-height="115%"/>
      <style:text-properties officeooo:rsid="0005ccda" officeooo:paragraph-rsid="0005ccda"/>
    </style:style>
    <style:style style:name="P30" style:family="paragraph" style:parent-style-name="Standard" style:list-style-name="L2">
      <style:paragraph-properties fo:line-height="115%"/>
      <style:text-properties officeooo:rsid="0005dacf" officeooo:paragraph-rsid="0005dacf"/>
    </style:style>
    <style:style style:name="P31" style:family="paragraph" style:parent-style-name="Standard">
      <style:paragraph-properties fo:line-height="115%" fo:text-align="justify" style:justify-single-word="false"/>
      <style:text-properties officeooo:rsid="000756ab" officeooo:paragraph-rsid="000756ab"/>
    </style:style>
    <style:style style:name="P32" style:family="paragraph" style:parent-style-name="Standard">
      <style:paragraph-properties fo:line-height="115%" fo:text-align="justify" style:justify-single-word="false"/>
      <style:text-properties fo:font-weight="bold" officeooo:rsid="000b0779" officeooo:paragraph-rsid="000b0779" style:font-weight-asian="bold" style:font-weight-complex="bold"/>
    </style:style>
    <style:style style:name="P33" style:family="paragraph" style:parent-style-name="Standard">
      <style:paragraph-properties fo:line-height="115%" fo:text-align="justify" style:justify-single-word="false"/>
      <style:text-properties fo:font-weight="bold" officeooo:rsid="000baa32" officeooo:paragraph-rsid="000baa32" style:font-weight-asian="bold" style:font-weight-complex="bold"/>
    </style:style>
    <style:style style:name="P34" style:family="paragraph" style:parent-style-name="Standard">
      <style:paragraph-properties fo:line-height="115%" fo:text-align="justify" style:justify-single-word="false"/>
      <style:text-properties fo:font-weight="bold" officeooo:rsid="0005ccda" officeooo:paragraph-rsid="000480c3" style:font-weight-asian="bold" style:font-weight-complex="bold"/>
    </style:style>
    <style:style style:name="P35" style:family="paragraph" style:parent-style-name="Standard">
      <style:paragraph-properties fo:line-height="115%" fo:text-align="justify" style:justify-single-word="false"/>
      <style:text-properties fo:font-weight="bold" officeooo:rsid="000decda" officeooo:paragraph-rsid="000decda" style:font-weight-asian="bold" style:font-weight-complex="bold"/>
    </style:style>
    <style:style style:name="P36" style:family="paragraph" style:parent-style-name="Standard">
      <style:paragraph-properties fo:line-height="115%" fo:text-align="justify" style:justify-single-word="false"/>
      <style:text-properties fo:font-weight="bold" officeooo:rsid="001562ae" officeooo:paragraph-rsid="001562ae" style:font-weight-asian="bold" style:font-weight-complex="bold"/>
    </style:style>
    <style:style style:name="P37" style:family="paragraph" style:parent-style-name="Standard">
      <style:paragraph-properties fo:text-align="justify" style:justify-single-word="false"/>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officeooo:rsid="000c2e0a" style:font-weight-asian="normal" style:font-weight-complex="normal"/>
    </style:style>
    <style:style style:name="T16" style:family="text">
      <style:text-properties officeooo:rsid="0010de5f"/>
    </style:style>
    <style:style style:name="T17" style:family="text">
      <style:text-properties officeooo:rsid="001562ae"/>
    </style:style>
    <style:style style:name="T18" style:family="text">
      <style:text-properties fo:font-weight="bold" style:font-weight-asian="bold" style:font-weight-complex="bold"/>
    </style:style>
    <style:style style:name="T19" style:family="text">
      <style:text-properties fo:font-weight="bold" officeooo:rsid="0018ac1c" style:font-weight-asian="bold" style:font-weight-complex="bold"/>
    </style:style>
    <style:style style:name="T20" style:family="text">
      <style:text-properties officeooo:rsid="001718e1"/>
    </style:style>
    <style:style style:name="T21" style:family="text">
      <style:text-properties officeooo:rsid="00183b99"/>
    </style:style>
    <style:style style:name="T22" style:family="text">
      <style:text-properties officeooo:rsid="0018ac1c"/>
    </style:style>
    <style:style style:name="T23" style:family="text">
      <style:text-properties officeooo:rsid="001affb9"/>
    </style:style>
    <style:style style:name="T24" style:family="text">
      <style:text-properties officeooo:rsid="001d82dd"/>
    </style:style>
    <style:style style:name="T25" style:family="text">
      <style:text-properties officeooo:rsid="001e89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31">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3"/>
      <text:p text:style-name="P4">What is MQTT</text:p>
      <text:p text:style-name="P9">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6"/>
      <text:p text:style-name="P10">Because MQTT is a protocol <text:span text:style-name="T12">that outlines the structure of message data which is sent over the network, rather that the specific interface that client applications use, client and server implementations do not have to be supplied from the same prject or vendor. <text:s/>Provided a given implementation correctly conforms to the protocol, you can mix and match clients and servers.</text:span></text:p>
      <text:p text:style-name="P6"/>
      <text:p text:style-name="P4">What is Publish/Subcribe</text:p>
      <text:p text:style-name="P11">Pusblish/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23"/>
      <text:p text:style-name="P12"><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eing, this means that a published message may be delivered to more than one subscriber.</text:span></text:p>
      <text:p text:style-name="P12"/>
      <text:p text:style-name="P32">What is the Eclipse Paho project</text:p>
      <text:p text:style-name="P10">The Eclipse Paho project is a collection of open-source MQTT client implementations. <text:s/><text:span text:style-name="T13">There are cilents available for a wide range of programming languages including, but not limited to, C, Java, JavaScript and C#.</text:span></text:p>
      <text:p text:style-name="P10"/>
      <text:p text:style-name="P13">As you will explore today, utilising these clients enables you to quickly add publish/subscribe messaging capabilities to your applications when used alongside an MQTT compatible messaging server.</text:p>
      <text:p text:style-name="P13"/>
      <text:p text:style-name="P33">Which MQTT Server will be used</text:p>
      <text:p text:style-name="P13">In this lab session we will be making use of the IBM MessageSight for Developers Virtual Appliance.</text:p>
      <text:p text:style-name="P13"/>
      <text:p text:style-name="P13">The IBM MessageSight offering is a server product specifically designed to act as the messaging <text:soft-page-break/>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13"/>
      <text:p text:style-name="P37"><text:span text:style-name="T15">The lab host will run a single instance of the</text:span> <text:span text:style-name="T14">MessageSight Virtual Appliance and provide you with the details necessary to connect the MQTT client you will use.</text:span></text:p>
      <text:p text:style-name="P34"/>
      <text:p text:style-name="P35">Overview of the game <text:span text:style-name="T17">and the primary task</text:span></text:p>
      <text:p text:style-name="P14">The application to which you will be adding messaging is a simple JavaScript game that runs in the browser.</text:p>
      <text:p text:style-name="P14"/>
      <text:p text:style-name="P14">Initially, the game consists of a single spaceship (represented by blue triangle) <text:span text:style-name="T1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4"/>
      <text:p text:style-name="P15">In its initial state, the game is not particularly interesting. <text:s/>It would be much better if there were other ships, controlled by other players, which you could battle against.</text:p>
      <text:p text:style-name="P15"/>
      <text:p text:style-name="P15">In fact, the game code does include the logic to handle multiple <text:span text:style-name="T17">remote</text:span> players <text:span text:style-name="T17">via functions which accept remote player key-strokes and ship updates</text:span>. <text:s/><text:span text:style-name="T17">What's missing however, is a means to send/receive this data to/from other players.</text:span></text:p>
      <text:p text:style-name="P15"/>
      <text:p text:style-name="P16">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16"/>
      <text:p text:style-name="P16">Before <text:span text:style-name="T20">providing instruction on how to proceed with</text:span> the implementation, an overview of the high level architecture of the game, and the design of the multiplayer logic <text:span text:style-name="T21">is provided</text:span>.</text:p>
      <text:p text:style-name="P16"/>
      <text:p text:style-name="P36">High Level Game Architecture</text:p>
      <text:p text:style-name="P7">At its simplest, a video game is an application which presents a rendered image which is updated over time based on some simulation and/or player input. <text:s/>This is achieved by creating an application loop that performs the following tasks over and over:</text:p>
      <text:p text:style-name="P7"/>
      <text:list xml:id="list2762721095637206358" text:style-name="L1">
        <text:list-item>
          <text:p text:style-name="P8">gather player input</text:p>
        </text:list-item>
        <text:list-item>
          <text:p text:style-name="P8">update the simulation (using input and/or some other calculations eg. physics)</text:p>
        </text:list-item>
        <text:list-item>
          <text:p text:style-name="P8">render the current view of the game world to the screen</text:p>
          <text:p text:style-name="P8"/>
        </text:list-item>
      </text:list>
      <text:p text:style-name="P7">This <text:span text:style-name="T4">game loop</text:span><text:span text:style-name="T6"> occurs many times per second (eg 60 times per second), and creates the illusion of an interactive moving image.</text:span></text:p>
      <text:p text:style-name="P18"/>
      <text:p text:style-name="P16">The two most important elements of the <text:span text:style-name="T22">simluation in this </text:span>game are the <text:span text:style-name="T18">controllable ships </text:span>and the <text:span text:style-name="T18">projectiles</text:span>.</text:p>
      <text:p text:style-name="P16"/>
      <text:p text:style-name="P16"><text:soft-page-break/>The <text:span text:style-name="T18">controllable ships</text:span> are JavaScript objects represented by an on-screen triangle, and contain logic to rotate and move based on whether particular keys are pressed.</text:p>
      <text:p text:style-name="P16"/>
      <text:p text:style-name="P16">The <text:span text:style-name="T18">projectiles</text:span> are JavaScript objects represented by an on-screen dot, and contain simple logic to move based on an initial starting position and a constant velocity. <text:s/>The object <text:span text:style-name="T22">also</text:span> has the concept of a 'lifetime', which is a number of seconds that the object will remain active for, before dissapearing.</text:p>
      <text:p text:style-name="P16"/>
      <text:p text:style-name="P17">The <text:span text:style-name="T22">instances of</text:span> <text:span text:style-name="T18">controllable ships</text:span> and <text:span text:style-name="T18">projectiles</text:span> that exist in the game are contained within a <text:span text:style-name="T18">game scene</text:span> object. <text:s/><text:span text:style-name="T22">This object is the orchestrator of </text:span><text:span text:style-name="T19">step 2</text:span><text:span text:style-name="T22">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19"/>
      <text:p text:style-name="P20">Another important function fulfilled by the <text:span text:style-name="T18">game scene</text:span> object is collision detection and collision response between the <text:span text:style-name="T18">ships</text:span> and the <text:span text:style-name="T18">projectiles</text:span>. <text:s/>Each time through the <text:span text:style-name="T4">game loop</text:span>, after updating the positions of all the <text:span text:style-name="T18">ships </text:span>and <text:span text:style-name="T18">projectiles</text:span>, the <text:span text:style-name="T18">game scene</text:span> check whether the player ship has been hit by any of the <text:span text:style-name="T18">projectiles</text:span> which were fired by the remote players.</text:p>
      <text:p text:style-name="P20"/>
      <text:p text:style-name="P22">If a collision is detected, then the repsonse issued by the <text:span text:style-name="T18">game scene</text:span> is to remove the <text:span text:style-name="T18">projectile</text:span> from the simulation and to reset (zero out) the <text:span text:style-name="T18">ship's</text:span> position and velocity and to remove it from the simulation for a small number of seconds (i.e. a cool-down after being hit by a <text:span text:style-name="T18">projectile</text:span>).</text:p>
      <text:p text:style-name="P21"/>
      <text:p text:style-name="P27">Game <text:span text:style-name="T23">Multiplayer</text:span> Networking Design</text:p>
      <text:p text:style-name="P24">The basic principle of a multiplayer game is that several instances of a game agree on the state of a simulation, and changes caused by a local player in one instance are reflected in the other, remote, instances of the game and vice versa.</text:p>
      <text:p text:style-name="P24"/>
      <text:p text:style-name="P24">This game adopts non-authorative model, in that there isn't a central multiplayer server which updates the simulation based on input from multiple clients. <text:s/>Instead, each client (instance of the game) performs local simulation of all the objects in the game.</text:p>
      <text:p text:style-name="P24"/>
      <text:p text:style-name="P24">In order to ensure that the simluations are kept in synchronisation across all instances of the game, certain local events are published to topics. <text:s/>Each game client subscribes to these topics in order to receive updates from other game instances. <text:s/>This remote data is used to affect the local simulation.</text:p>
      <text:p text:style-name="P24"/>
      <text:p text:style-name="P24">The local events/data which each game client publishes can be grouped into three main categories:</text:p>
      <text:p text:style-name="P24"/>
      <text:list xml:id="list2357209236152322989" text:style-name="L3">
        <text:list-item>
          <text:p text:style-name="P25">ship information</text:p>
        </text:list-item>
        <text:list-item>
          <text:p text:style-name="P25">projectile information</text:p>
        </text:list-item>
        <text:list-item>
          <text:p text:style-name="P25">collision information</text:p>
        </text:list-item>
      </text:list>
      <text:p text:style-name="P24"/>
      <text:p text:style-name="P24"><text:span text:style-name="T18">Ship information</text:span> <text:s/><text:span text:style-name="T25">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24">data, when received by another game instance, is used to override the local simulation of a remote player </text:span><text:soft-page-break/><text:span text:style-name="T24">ship. <text:s/>This is done to ensure that differences in timing/floating ploint rounding don't cause the simulations to become too far out of sync.</text:span></text:p>
      <text:p text:style-name="P24"/>
      <text:p text:style-name="P26"><text:span text:style-name="T1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26"/>
      <text:p text:style-name="P26"><text:span text:style-name="T1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r for the local player – which means that each client is the authority on whether or not a projectile hit the local player ship in the simulation. <text:s/>This is too ensure that there is no potential discrepancy between the multiple simulations (eg. where some clients believe that a ship was hit, but all the other clients do not).</text:p>
      <text:p text:style-name="P24"/>
      <text:p text:style-name="P1"/>
      <text:p text:style-name="P2">lab instructions</text:p>
      <text:list xml:id="list8346075745144290101" text:style-name="L2">
        <text:list-item>
          <text:p text:style-name="P28">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28">Click on the “Download as .zip” link, and select “save” in the internet explorer dialogue that appears at the bottom of the page.</text:p>
        </text:list-item>
        <text:list-item>
          <text:p text:style-name="P28">When the download has finished, select “Open Folder” from the internet explorer <text:s/>diaglue that appears at the bottom of the page.</text:p>
        </text:list-item>
        <text:list-item>
          <text:p text:style-name="P28">Right click on the downloaded zip and click on “7-Zip → Extract Here” to unpack the zip.</text:p>
        </text:list-item>
        <text:list-item>
          <text:p text:style-name="P28">Inside the extracted folder, you should see a number of sub folders such as “referenceSolution” and “startingPoint”.</text:p>
        </text:list-item>
        <text:list-item>
          <text:p text:style-name="P28">Navigate into the “startingPoint” folder and open the “index.html” file with Internet Explorer.</text:p>
        </text:list-item>
        <text:list-item>
          <text:p text:style-name="P28">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28">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28">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29">Inside the “Networking” folder open the GameNetworking.js and MQTTUtils.js files with Notepad++.</text:p>
        </text:list-item>
        <text:list-item>
          <text:p text:style-name="P29">The “GameNetworking.js” file acts as the interface between the messages received over MQTT and the game scene. <text:s/>There are two variables in this file that you will need to modify <text:soft-page-break/>- “Networking.gameName” and “Networking.server”. <text:s/></text:p>
          <text:list>
            <text:list-item>
              <text:p text:style-name="P29">The “Networkng.server” variable determines the MQTT server that will be connected to for messaging and the appropriate value will be provided to you by the session host. <text:s/></text:p>
            </text:list-item>
            <text:list-item>
              <text:p text:style-name="P29">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30">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4:27:04.203331045</dc:date>
    <dc:creator>Leo Davison</dc:creator>
    <meta:editing-duration>PT3H31M58S</meta:editing-duration>
    <meta:editing-cycles>19</meta:editing-cycles>
    <meta:generator>LibreOffice/4.4.5.2$Linux_X86_64 LibreOffice_project/40$Build-2</meta:generator>
    <meta:document-statistic meta:table-count="0" meta:image-count="0" meta:object-count="0" meta:page-count="5" meta:paragraph-count="60" meta:word-count="1978" meta:character-count="12239" meta:non-whitespace-character-count="10291"/>
  </office:meta>
</office:document-meta>
</file>